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style:text-properties style:font-name="Times New Roman"/>
    </style:style>
    <style:style style:name="P2" style:family="paragraph" style:parent-style-name="Text_20_body">
      <loext:graphic-properties draw:fill-gradient-name="gradient" draw:fill-hatch-name="hatch"/>
      <style:paragraph-properties fo:margin-top="0in" fo:margin-bottom="0in" style:contextual-spacing="false" fo:line-height="200%"/>
      <style:text-properties fo:color="#0e101a" loext:opacity="100%" style:font-name="Times New Roman" fo:background-color="transparent"/>
    </style:style>
    <style:style style:name="P3"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text-properties fo:color="#0e101a" loext:opacity="100%" style:font-name="Times New Roman" fo:background-color="transparent"/>
    </style:style>
    <style:style style:name="P4" style:family="paragraph" style:parent-style-name="Text_20_body">
      <loext:graphic-properties draw:fill="none" draw:fill-color="#ffffff" draw:fill-gradient-name="gradient" draw:fill-hatch-name="hatch"/>
      <style:paragraph-properties fo:margin-top="0in" fo:margin-bottom="0in" style:contextual-spacing="false" fo:line-height="200%" fo:text-align="justify" style:justify-single-word="false" fo:background-color="transparent"/>
      <style:text-properties fo:color="#0e101a" loext:opacity="100%" style:font-name="Times New Roman" fo:background-color="transparent"/>
    </style:style>
    <style:style style:name="P5" style:family="paragraph" style:parent-style-name="Text_20_body">
      <loext:graphic-properties draw:fill="none" draw:fill-color="#ffffff" draw:fill-gradient-name="gradient" draw:fill-hatch-name="hatch"/>
      <style:paragraph-properties fo:margin-top="0in" fo:margin-bottom="0in" style:contextual-spacing="false" fo:line-height="200%" fo:text-align="justify" style:justify-single-word="false" fo:background-color="transparent"/>
      <style:text-properties style:font-name="Times New Roman"/>
    </style:style>
    <style:style style:name="P6" style:family="paragraph" style:parent-style-name="Text_20_body" style:list-style-name="L1">
      <loext:graphic-properties draw:fill="none" draw:fill-color="#ffffff" draw:fill-gradient-name="gradient" draw:fill-hatch-name="hatch"/>
      <style:paragraph-properties fo:margin-top="0in" fo:margin-bottom="0in" style:contextual-spacing="false" fo:line-height="200%" fo:text-align="justify" style:justify-single-word="false" fo:background-color="transparent"/>
      <style:text-properties officeooo:paragraph-rsid="0012a0d3"/>
    </style:style>
    <style:style style:name="T1" style:family="text">
      <style:text-properties fo:color="#0e101a" loext:opacity="100%" fo:background-color="transparent" loext:char-shading-value="0"/>
    </style:style>
    <style:style style:name="T2" style:family="text">
      <style:text-properties fo:color="#0e101a" loext:opacity="100%" style:font-name="Times New Roman" fo:background-color="transparent" loext:char-shading-value="0"/>
    </style:style>
    <style:style style:name="T3" style:family="text">
      <style:text-properties fo:color="#4a6ee0" loext:opacity="100%" fo:background-color="transparent" loext:char-shading-value="0"/>
    </style:style>
    <style:style style:name="T4" style:family="text">
      <style:text-properties fo:color="#4a6ee0" loext:opacity="100%" style:font-name="Times New Roman" fo:background-color="transparent" loext:char-shading-value="0"/>
    </style:style>
    <style:style style:name="T5" style:family="text">
      <style:text-properties officeooo:rsid="0012a0d3"/>
    </style:style>
    <style:style style:name="T6" style:family="text">
      <style:text-properties fo:font-size="15pt" style:font-size-asian="15pt" style:font-size-complex="15pt"/>
    </style:style>
    <style:style style:name="T7" style:family="text">
      <style:text-properties fo:font-size="15pt" officeooo:rsid="0012a0d3"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bold" officeooo:rsid="0012a0d3" style:font-size-asian="15pt" style:font-weight-asian="bold" style:font-size-complex="15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text:span text:style-name="T9">3rd</text:span><text:span text:style-name="T8"> </text:span><text:span text:style-name="T9">Question</text:span></text:p>
      <text:p text:style-name="P3">Confucius has said that you should not force anyone to do the work if you don’t do that. Confucius spoke of respect, reverence, and enthusiasm for the working of others to do what they don’t do themselves. Confucius Condemns them. According to Confucius, this concept interconnects with the rule of ren, which helps a person acquire human values. It helps to be generous and mentally refreshed. Secondly, it teaches people to be conscientious and teaches others to be compassionate. Confucius believed that ren was one of the best examples of human virtues. The golden rule of Confucius teaches us to be tolerant. Such as, a student does not do his homework, but he inspires another student to do that. A deceiver always deceives people yet he motivates other people not to deceive. It is illogical. The way we don’t want people to tell lies to us and deceive us, then we will not do that with them also. We contribute to the establishment of society by practicing human values while respecting the work of others. According to Wang (1999), without the golden rule of Confucianism, human psychology will not justify. Thus, Confucius states that our love, tolerance, mutual harmony, and interaction with others are significant for emphasizing ren. We have to suggest to people what we do. Otherwise, it will hamper our personal life. Every activity and job is respected. Confucius has described the whole concept like that. People try to use someone as garbage. So that is why Confucius has described it logically and psychologically. </text:p>
      <text:p text:style-name="P5"/>
      <text:p text:style-name="P5"/>
      <text:p text:style-name="P5"/>
      <text:p text:style-name="P5"/>
      <text:p text:style-name="P5"/>
      <text:p text:style-name="P5"/>
      <text:p text:style-name="P5"/>
      <text:p text:style-name="P4"><text:soft-page-break/></text:p>
      <text:p text:style-name="P4"/>
      <text:p text:style-name="P4">Reference:</text:p>
      <text:list xml:id="list1029371968" text:style-name="L1">
        <text:list-header>
          <text:p text:style-name="P6"><text:span text:style-name="T2">Wang, Q. J. (1999). The Golden Rule and Interpersonal Care: From a Confucian Perspective.</text:span></text:p>
          <text:p text:style-name="P6"><text:span text:style-name="Emphasis"><text:span text:style-name="T2">Philosophy East and West, 49</text:span></text:span><text:span text:style-name="T2">(4), 415-438.  </text:span><text:a xlink:type="simple" xlink:href="https://www.jstor.org/stable/1399946" office:target-frame-name="_blank" xlink:show="new" text:style-name="Internet_20_link" text:visited-style-name="Visited_20_Internet_20_Link"><text:span text:style-name="T4">https://www.jstor.org/stable/1399946</text:span></text:a></text:p>
        </text:list-header>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8T23:16:23.123000000</meta:creation-date>
    <dc:date>2023-03-08T23:19:42.026000000</dc:date>
    <meta:editing-duration>PT3M19S</meta:editing-duration>
    <meta:editing-cycles>1</meta:editing-cycles>
    <meta:document-statistic meta:table-count="0" meta:image-count="0" meta:object-count="0" meta:page-count="2" meta:paragraph-count="5" meta:word-count="280" meta:character-count="1728" meta:non-whitespace-character-count="1447"/>
    <meta:generator>LibreOffice/7.3.4.2$Windows_X86_64 LibreOffice_project/728fec16bd5f605073805c3c9e7c4212a0120dc5</meta:generator>
  </office:meta>
</office:document-meta>
</file>